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10B000000496254C7F00EF0828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" style:font-pitch="variable"/>
    <style:font-face style:name="Roboto Condensed" svg:font-family="'Roboto Condensed'" style:font-pitch="variable"/>
    <style:font-face style:name="Roboto Condensed1" svg:font-family="'Roboto Condensed'" style:font-adornments="Regular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4764in" style:rel-column-width="14459*"/>
    </style:style>
    <style:style style:name="Table1.B" style:family="table-column">
      <style:table-column-properties style:column-width="4.6438in" style:rel-column-width="45470*"/>
    </style:style>
    <style:style style:name="Table1.C" style:family="table-column">
      <style:table-column-properties style:column-width="0.5722in" style:rel-column-width="5606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C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C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Header">
      <style:paragraph-properties>
        <style:tab-stops>
          <style:tab-stop style:position="1.5in"/>
          <style:tab-stop style:position="3.3465in" style:type="center"/>
          <style:tab-stop style:position="6.6929in" style:type="right"/>
        </style:tab-stops>
      </style:paragraph-properties>
      <style:text-properties style:font-name="Roboto Condensed" officeooo:rsid="00074b58" officeooo:paragraph-rsid="00074b58"/>
    </style:style>
    <style:style style:name="P2" style:family="paragraph" style:parent-style-name="Header">
      <style:paragraph-properties>
        <style:tab-stops>
          <style:tab-stop style:position="1.5in"/>
          <style:tab-stop style:position="3.3465in" style:type="center"/>
          <style:tab-stop style:position="6.6902in" style:type="right"/>
          <style:tab-stop style:position="6.6929in" style:type="right"/>
        </style:tab-stops>
      </style:paragraph-properties>
      <style:text-properties style:font-name="Roboto Condensed" officeooo:rsid="00074b58" officeooo:paragraph-rsid="00074b58"/>
    </style:style>
    <style:style style:name="P3" style:family="paragraph" style:parent-style-name="Header" style:master-page-name="">
      <style:paragraph-properties style:page-number="auto" fo:padding="0.0201in" fo:border-left="none" fo:border-right="none" fo:border-top="none" fo:border-bottom="0.06pt solid #ff0000">
        <style:tab-stops>
          <style:tab-stop style:position="1.5in"/>
          <style:tab-stop style:position="3.3465in" style:type="center"/>
          <style:tab-stop style:position="6.6929in" style:type="right"/>
        </style:tab-stops>
      </style:paragraph-properties>
      <style:text-properties style:font-name="Roboto Condensed" fo:font-size="2pt" officeooo:rsid="00074b58" officeooo:paragraph-rsid="00074b58" style:font-size-asian="1.75pt" style:font-size-complex="2pt"/>
    </style:style>
    <style:style style:name="P4" style:family="paragraph" style:parent-style-name="Footer">
      <style:text-properties style:font-name="Roboto Condensed" officeooo:rsid="000c1b8a" officeooo:paragraph-rsid="000c1b8a"/>
    </style:style>
    <style:style style:name="P5" style:family="paragraph" style:parent-style-name="Heading_20_2">
      <style:text-properties style:font-name="Roboto Condensed"/>
    </style:style>
    <style:style style:name="P6" style:family="paragraph" style:parent-style-name="Heading_20_2">
      <style:paragraph-properties fo:break-before="page"/>
      <style:text-properties style:font-name="Roboto Condensed"/>
    </style:style>
    <style:style style:name="P7" style:family="paragraph" style:parent-style-name="Text_20_body">
      <style:paragraph-properties fo:break-before="page"/>
      <style:text-properties style:font-name="Roboto Condensed"/>
    </style:style>
    <style:style style:name="P8" style:family="paragraph" style:parent-style-name="Heading_20_3">
      <style:text-properties style:font-name="Roboto Condensed"/>
    </style:style>
    <style:style style:name="P9" style:family="paragraph" style:parent-style-name="Standard">
      <style:paragraph-properties fo:margin-left="0in" fo:margin-right="0in" fo:text-indent="0in" style:auto-text-indent="false"/>
      <style:text-properties style:font-name="Roboto Condensed"/>
    </style:style>
    <style:style style:name="P10" style:family="paragraph" style:parent-style-name="Standard">
      <style:text-properties style:font-name="Roboto Condensed"/>
    </style:style>
    <style:style style:name="P11" style:family="paragraph" style:parent-style-name="Table_20_Contents">
      <style:text-properties style:font-name="Roboto Condensed" officeooo:rsid="000800ff" officeooo:paragraph-rsid="000800ff"/>
    </style:style>
    <style:style style:name="P12" style:family="paragraph" style:parent-style-name="Text_20_body">
      <style:text-properties style:font-name="Roboto Condensed" officeooo:rsid="000800ff" officeooo:paragraph-rsid="000800ff"/>
    </style:style>
    <style:style style:name="P13" style:family="paragraph" style:parent-style-name="Text_20_body">
      <style:text-properties style:font-name="Roboto Condensed"/>
    </style:style>
    <style:style style:name="P14" style:family="paragraph" style:parent-style-name="Text_20_body">
      <style:text-properties style:font-name="Roboto Condensed" officeooo:rsid="00088011" officeooo:paragraph-rsid="00088011"/>
    </style:style>
    <style:style style:name="P15" style:family="paragraph" style:parent-style-name="Header">
      <style:paragraph-properties>
        <style:tab-stops>
          <style:tab-stop style:position="1.5in"/>
          <style:tab-stop style:position="2.5626in"/>
          <style:tab-stop style:position="3.3465in" style:type="center"/>
          <style:tab-stop style:position="6.6929in" style:type="right"/>
        </style:tab-stops>
      </style:paragraph-properties>
      <style:text-properties style:font-name="Roboto" fo:letter-spacing="0.0098in" officeooo:rsid="00074b58" officeooo:paragraph-rsid="00074b58"/>
    </style:style>
    <style:style style:name="P16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17" style:family="paragraph" style:parent-style-name="Contents_20_3">
      <style:paragraph-properties>
        <style:tab-stops>
          <style:tab-stop style:position="6.2992in" style:type="right" style:leader-style="dotted" style:leader-text="."/>
        </style:tab-stops>
      </style:paragraph-properties>
    </style:style>
    <style:style style:name="P18" style:family="paragraph" style:parent-style-name="Heading_20_1">
      <style:paragraph-properties fo:margin-left="0in" fo:margin-right="0in" fo:text-indent="0in" style:auto-text-indent="false"/>
    </style:style>
    <style:style style:name="P19" style:family="paragraph" style:parent-style-name="Text_20_body">
      <style:paragraph-properties fo:margin-left="0in" fo:margin-right="0in" fo:text-indent="0in" style:auto-text-indent="false"/>
      <style:text-properties fo:font-size="14pt" fo:font-weight="bold" officeooo:paragraph-rsid="00074b58" style:font-size-asian="14pt" style:font-weight-asian="bold" style:font-size-complex="14pt" style:font-weight-complex="bold"/>
    </style:style>
    <style:style style:name="P20" style:family="paragraph" style:parent-style-name="Text_20_body">
      <style:paragraph-properties fo:break-before="page"/>
    </style:style>
    <style:style style:name="P21" style:family="paragraph" style:parent-style-name="Table_20_Contents">
      <style:text-properties style:font-name="Roboto Condensed" officeooo:rsid="000e5eba" officeooo:paragraph-rsid="000e5eba"/>
    </style:style>
    <style:style style:name="P22" style:family="paragraph" style:parent-style-name="Contents_20_3">
      <style:paragraph-properties>
        <style:tab-stops>
          <style:tab-stop style:position="6.2992in" style:type="right" style:leader-style="dotted" style:leader-text="."/>
        </style:tab-stops>
      </style:paragraph-properties>
    </style:style>
    <style:style style:name="P23" style:family="paragraph" style:parent-style-name="Contents_20_4">
      <style:paragraph-properties>
        <style:tab-stops>
          <style:tab-stop style:position="6.1028in" style:type="right" style:leader-style="dotted" style:leader-text="."/>
        </style:tab-stops>
      </style:paragraph-properties>
    </style:style>
    <style:style style:name="P24" style:family="paragraph" style:parent-style-name="Heading_20_3">
      <style:text-properties style:font-name="Roboto Condensed"/>
    </style:style>
    <style:style style:name="P25" style:family="paragraph" style:parent-style-name="Preformatted_20_Text">
      <style:paragraph-properties fo:margin-top="0in" fo:margin-bottom="0.1965in" style:contextual-spacing="false"/>
    </style:style>
    <style:style style:name="P26" style:family="paragraph" style:parent-style-name="Text_20_body" style:list-style-name="L1"/>
    <style:style style:name="P27" style:family="paragraph" style:parent-style-name="Text_20_body" style:list-style-name="L1">
      <style:paragraph-properties fo:margin-top="0in" fo:margin-bottom="0in" style:contextual-spacing="false"/>
      <style:text-properties style:font-name="Roboto Condensed"/>
    </style:style>
    <style:style style:name="P28" style:family="paragraph" style:parent-style-name="Text_20_body" style:list-style-name="L1">
      <style:text-properties style:font-name="Roboto Condensed"/>
    </style:style>
    <style:style style:name="P29" style:family="paragraph" style:parent-style-name="Text_20_body" style:list-style-name="L5">
      <style:paragraph-properties fo:margin-top="0in" fo:margin-bottom="0in" style:contextual-spacing="false"/>
      <style:text-properties style:font-name="Roboto Condensed"/>
    </style:style>
    <style:style style:name="P30" style:family="paragraph" style:parent-style-name="Text_20_body" style:list-style-name="L5">
      <style:text-properties style:font-name="Roboto Condensed"/>
    </style:style>
    <style:style style:name="P31" style:family="paragraph" style:parent-style-name="Text_20_body" style:list-style-name="L6">
      <style:paragraph-properties fo:margin-top="0in" fo:margin-bottom="0in" style:contextual-spacing="false"/>
      <style:text-properties style:font-name="Roboto Condensed"/>
    </style:style>
    <style:style style:name="P32" style:family="paragraph" style:parent-style-name="Text_20_body" style:list-style-name="L6">
      <style:text-properties style:font-name="Roboto Condensed"/>
    </style:style>
    <style:style style:name="P33" style:family="paragraph" style:parent-style-name="Text_20_body" style:list-style-name="L7">
      <style:paragraph-properties fo:margin-top="0in" fo:margin-bottom="0in" style:contextual-spacing="false"/>
      <style:text-properties style:font-name="Roboto Condensed"/>
    </style:style>
    <style:style style:name="P34" style:family="paragraph" style:parent-style-name="Text_20_body" style:list-style-name="L7">
      <style:text-properties style:font-name="Roboto Condensed"/>
    </style:style>
    <style:style style:name="P35" style:family="paragraph" style:parent-style-name="Text_20_body" style:list-style-name="L8">
      <style:paragraph-properties fo:margin-top="0in" fo:margin-bottom="0in" style:contextual-spacing="false"/>
      <style:text-properties style:font-name="Roboto Condensed"/>
    </style:style>
    <style:style style:name="P36" style:family="paragraph" style:parent-style-name="Text_20_body" style:list-style-name="L8">
      <style:text-properties style:font-name="Roboto Condensed"/>
    </style:style>
    <style:style style:name="P37" style:family="paragraph" style:parent-style-name="Text_20_body" style:list-style-name="L9">
      <style:paragraph-properties fo:margin-top="0in" fo:margin-bottom="0in" style:contextual-spacing="false"/>
      <style:text-properties style:font-name="Roboto Condensed"/>
    </style:style>
    <style:style style:name="P38" style:family="paragraph" style:parent-style-name="Text_20_body" style:list-style-name="L9">
      <style:text-properties style:font-name="Roboto Condensed"/>
    </style:style>
    <style:style style:name="P39" style:family="paragraph" style:parent-style-name="Text_20_body" style:list-style-name="L2"/>
    <style:style style:name="P40" style:family="paragraph" style:parent-style-name="Text_20_body" style:list-style-name="L2">
      <style:paragraph-properties fo:margin-top="0in" fo:margin-bottom="0in" style:contextual-spacing="false"/>
    </style:style>
    <style:style style:name="P41" style:family="paragraph" style:parent-style-name="Text_20_body" style:list-style-name="L3"/>
    <style:style style:name="P42" style:family="paragraph" style:parent-style-name="Text_20_body" style:list-style-name="L3">
      <style:paragraph-properties fo:margin-top="0in" fo:margin-bottom="0in" style:contextual-spacing="false"/>
    </style:style>
    <style:style style:name="P43" style:family="paragraph" style:parent-style-name="Text_20_body" style:list-style-name="L4"/>
    <style:style style:name="P44" style:family="paragraph" style:parent-style-name="Text_20_body" style:list-style-name="L4">
      <style:paragraph-properties fo:margin-top="0in" fo:margin-bottom="0in" style:contextual-spacing="false"/>
    </style:style>
    <style:style style:name="P45" style:family="paragraph" style:parent-style-name="Text_20_body" style:list-style-name="L5">
      <style:paragraph-properties fo:margin-top="0in" fo:margin-bottom="0in" style:contextual-spacing="false"/>
    </style:style>
    <style:style style:name="P46" style:family="paragraph" style:parent-style-name="Text_20_body" style:list-style-name="L6">
      <style:paragraph-properties fo:margin-top="0in" fo:margin-bottom="0in" style:contextual-spacing="false"/>
    </style:style>
    <style:style style:name="P47" style:family="paragraph" style:parent-style-name="Text_20_body" style:list-style-name="L10"/>
    <style:style style:name="P48" style:family="paragraph" style:parent-style-name="Text_20_body" style:list-style-name="L10">
      <style:paragraph-properties fo:margin-top="0in" fo:margin-bottom="0in" style:contextual-spacing="false"/>
    </style:style>
    <style:style style:name="P49" style:family="paragraph" style:parent-style-name="Text_20_body" style:list-style-name="L11"/>
    <style:style style:name="P50" style:family="paragraph" style:parent-style-name="Text_20_body" style:list-style-name="L11">
      <style:paragraph-properties fo:margin-top="0in" fo:margin-bottom="0in" style:contextual-spacing="false"/>
    </style:style>
    <style:style style:name="P51" style:family="paragraph" style:parent-style-name="Title">
      <style:text-properties officeooo:paragraph-rsid="000e5eba"/>
    </style:style>
    <style:style style:name="T1" style:family="text">
      <style:text-properties fo:color="#ff0000" loext:opacity="100%" style:font-name="Roboto" fo:letter-spacing="0.0098in" fo:font-weight="bold" style:font-weight-asian="bold" style:font-weight-complex="bold"/>
    </style:style>
    <style:style style:name="T2" style:family="text">
      <style:text-properties fo:color="#ff0000" loext:opacity="100%" fo:font-weight="bold" style:font-weight-asian="bold" style:font-weight-complex="bold"/>
    </style:style>
    <style:style style:name="T3" style:family="text">
      <style:text-properties fo:color="#333333" loext:opacity="100%"/>
    </style:style>
    <style:style style:name="T4" style:family="text">
      <style:text-properties fo:color="#333333" loext:opacity="100%" style:font-name="Roboto" fo:letter-spacing="0.0098in"/>
    </style:style>
    <style:style style:name="T5" style:family="text">
      <style:text-properties fo:color="#333333" loext:opacity="100%" fo:font-style="italic" officeooo:rsid="000a0bcd" style:font-style-asian="italic" style:font-style-complex="italic"/>
    </style:style>
    <style:style style:name="T6" style:family="text">
      <style:text-properties style:font-name="Lohit Devanagari1" officeooo:rsid="00074b58"/>
    </style:style>
    <style:style style:name="T7" style:family="text">
      <style:text-properties style:font-name="Roboto Condensed"/>
    </style:style>
    <style:style style:name="T8" style:family="text">
      <style:text-properties officeooo:rsid="000b5186"/>
    </style:style>
    <style:style style:name="T9" style:family="text">
      <style:text-properties officeooo:rsid="000e5eb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Sect2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8" text:outline-level="1"/>
      <text:p text:style-name="P19"><text:span text:style-name="T6"/></text:p>
      <text:p text:style-name="P19"><text:span text:style-name="T6"/></text:p>
      <text:p text:style-name="Contents_20_Heading">Solution proposal:</text:p>
      <text:p text:style-name="Title"/>
      <text:p text:style-name="Title"/>
      <text:p text:style-name="P51">Application Design for </text:p>
      <text:p text:style-name="P51"><text:span text:style-name="T9">Face Detection and</text:span></text:p>
      <text:p text:style-name="P51"><text:span text:style-name="T9">Image Manipulation</text:span></text:p>
      <text:p text:style-name="P20"/>
      <text:p text:style-name="Text_20_body"/>
      <text:p text:style-name="Text_20_body"/>
      <text:p text:style-name="Text_20_body"/>
      <text:p text:style-name="Contents_20_Heading">Revisions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1">Date</text:p>
          </table:table-cell>
          <table:table-cell table:style-name="Table1.A1" office:value-type="string">
            <text:p text:style-name="P11">Desc</text:p>
          </table:table-cell>
          <table:table-cell table:style-name="Table1.C1" office:value-type="string">
            <text:p text:style-name="P11">Res</text:p>
          </table:table-cell>
        </table:table-row>
        <table:table-row>
          <table:table-cell table:style-name="Table1.A2" office:value-type="string">
            <text:p text:style-name="P11"><text:span text:style-name="T9">December 9,</text:span> 2023</text:p>
          </table:table-cell>
          <table:table-cell table:style-name="Table1.A2" office:value-type="string">
            <text:p text:style-name="P11">Document Created</text:p>
          </table:table-cell>
          <table:table-cell table:style-name="Table1.C2" office:value-type="string">
            <text:p text:style-name="P21">SD</text:p>
          </table:table-cell>
        </table:table-row>
      </table:table>
      <text:p text:style-name="P12"/>
      <text:p text:style-name="P7"/>
      <text:p text:style-name="P13"/>
      <text:p text:style-name="P13"/>
      <text:p text:style-name="P14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22"><text:a xlink:type="simple" xlink:href="#__RefHeading___Toc3307_2630949571" text:style-name="Index_20_Link" text:visited-style-name="Index_20_Link">Solution Pattern:<text:tab/>4</text:a></text:p>
          <text:p text:style-name="P23"><text:a xlink:type="simple" xlink:href="#__RefHeading___Toc3309_2630949571" text:style-name="Index_20_Link" text:visited-style-name="Index_20_Link">App Components:<text:tab/>4</text:a></text:p>
          <text:p text:style-name="P23"><text:a xlink:type="simple" xlink:href="#__RefHeading___Toc3311_2630949571" text:style-name="Index_20_Link" text:visited-style-name="Index_20_Link">Best Suited Python Modules:<text:tab/>4</text:a></text:p>
          <text:p text:style-name="P22"><text:a xlink:type="simple" xlink:href="#__RefHeading___Toc3313_2630949571" text:style-name="Index_20_Link" text:visited-style-name="Index_20_Link">Cookbook Instructions:<text:tab/>4</text:a></text:p>
          <text:p text:style-name="P23"><text:a xlink:type="simple" xlink:href="#__RefHeading___Toc3315_2630949571" text:style-name="Index_20_Link" text:visited-style-name="Index_20_Link">Step 0: Set up your environment<text:tab/>4</text:a></text:p>
          <text:p text:style-name="P23"><text:a xlink:type="simple" xlink:href="#__RefHeading___Toc3317_2630949571" text:style-name="Index_20_Link" text:visited-style-name="Index_20_Link">Step 1: Directory Monitoring<text:tab/>4</text:a></text:p>
          <text:p text:style-name="P23"><text:a xlink:type="simple" xlink:href="#__RefHeading___Toc3319_2630949571" text:style-name="Index_20_Link" text:visited-style-name="Index_20_Link">Step 2: Face Detection and Image Processing<text:tab/>5</text:a></text:p>
          <text:p text:style-name="P23"><text:a xlink:type="simple" xlink:href="#__RefHeading___Toc3321_2630949571" text:style-name="Index_20_Link" text:visited-style-name="Index_20_Link">Step 3: Configuration File Parsing<text:tab/>6</text:a></text:p>
          <text:p text:style-name="P23"><text:a xlink:type="simple" xlink:href="#__RefHeading___Toc3323_2630949571" text:style-name="Index_20_Link" text:visited-style-name="Index_20_Link">Step 4: Configuration File (settings.conf)<text:tab/>6</text:a></text:p>
        </text:index-body>
      </text:table-of-content>
      <text:p text:style-name="P14"/>
      <text:p text:style-name="P13"/>
      <text:p text:style-name="P13"/>
      <text:p text:style-name="P13"/>
      <text:p text:style-name="P13"/>
      <text:p text:style-name="P7"/>
      <text:section text:style-name="Sect2" text:name="chatbox-container">
        <text:h text:style-name="P8" text:outline-level="3"><text:bookmark-start text:name="__RefHeading___Toc3307_2630949571"/>Solution Pattern:<text:bookmark-end text:name="__RefHeading___Toc3307_2630949571"/></text:h>
        <text:h text:style-name="Heading_20_4" text:outline-level="4"><text:bookmark-start text:name="__RefHeading___Toc3309_2630949571"/>App Components:<text:bookmark-end text:name="__RefHeading___Toc3309_2630949571"/></text:h>
        <text:list text:style-name="L10">
          <text:list-item>
            <text:p text:style-name="P48">Directory scanning </text:p>
          </text:list-item>
          <text:list-item>
            <text:p text:style-name="P48">Face detection </text:p>
          </text:list-item>
          <text:list-item>
            <text:p text:style-name="P48">Image processing – centering and resizing </text:p>
          </text:list-item>
          <text:list-item>
            <text:p text:style-name="P47">Configuration file parsing </text:p>
          </text:list-item>
        </text:list>
        <text:h text:style-name="Heading_20_4" text:outline-level="4"><text:bookmark-start text:name="__RefHeading___Toc3311_2630949571"/>Best Suited Python Modules:<text:bookmark-end text:name="__RefHeading___Toc3311_2630949571"/></text:h>
        <text:list text:style-name="L11">
          <text:list-item>
            <text:p text:style-name="P50"><text:span text:style-name="Source_20_Text">watchdog</text:span>: To monitor the directory for new image files. </text:p>
          </text:list-item>
          <text:list-item>
            <text:p text:style-name="P50"><text:span text:style-name="Source_20_Text">opencv-python-headless</text:span> (or <text:span text:style-name="Source_20_Text">opencv-python</text:span>): For face detection and image processing. </text:p>
          </text:list-item>
          <text:list-item>
            <text:p text:style-name="P50"><text:span text:style-name="Source_20_Text">Pillow</text:span> (PIL fork): For high-level image processing tasks if needed. </text:p>
          </text:list-item>
          <text:list-item>
            <text:p text:style-name="P49"><text:span text:style-name="Source_20_Text">configparser</text:span>: For reading settings from a .conf file. </text:p>
          </text:list-item>
        </text:list>
        <text:h text:style-name="Heading_20_3" text:outline-level="3"><text:bookmark-start text:name="__RefHeading___Toc3313_2630949571"/>Cookbook Instructions:<text:bookmark-end text:name="__RefHeading___Toc3313_2630949571"/></text:h>
        <text:h text:style-name="Heading_20_4" text:outline-level="4"><text:bookmark-start text:name="__RefHeading___Toc3315_2630949571"/>Step <text:span text:style-name="T9">0</text:span>: Set up your environment<text:bookmark-end text:name="__RefHeading___Toc3315_2630949571"/></text:h>
        <text:p text:style-name="Text_20_body">Install the necessary Python packages using <text:span text:style-name="Source_20_Text">pip</text:span>.</text:p>
        <text:p text:style-name="Text_20_body"><text:span text:style-name="Source_20_Text">bash pip install watchdog opencv-python-headless Pillow configparser</text:span></text:p>
        <text:h text:style-name="Heading_20_4" text:outline-level="4"><text:bookmark-start text:name="__RefHeading___Toc3317_2630949571"/>Step <text:span text:style-name="T9">1</text:span>: Directory Monitoring<text:bookmark-end text:name="__RefHeading___Toc3317_2630949571"/></text:h>
        <text:p text:style-name="Text_20_body">Set up a watchdog observer to monitor an input directory for new .jpg or .png files.</text:p>
        <text:p text:style-name="Preformatted_20_Text">from watchdog.observers import Observer</text:p>
        <text:p text:style-name="Preformatted_20_Text">from watchdog.events import FileSystemEventHandler</text:p>
        <text:p text:style-name="Preformatted_20_Text">import os</text:p>
        <text:p text:style-name="Preformatted_20_Text">import time</text:p>
        <text:p text:style-name="Preformatted_20_Text"/>
        <text:p text:style-name="Preformatted_20_Text">class ImageHandler(FileSystemEventHandler):</text:p>
        <text:p text:style-name="Preformatted_20_Text"><text:s text:c="4"/>file_types = ['.jpg', '.png']</text:p>
        <text:p text:style-name="Preformatted_20_Text"/>
        <text:p text:style-name="Preformatted_20_Text"><text:s text:c="4"/>def __init__(self, input_dir, processor):</text:p>
        <text:p text:style-name="Preformatted_20_Text"><text:s text:c="8"/>self.input_dir = input_dir</text:p>
        <text:p text:style-name="Preformatted_20_Text"><text:s text:c="8"/>self.processor = processor</text:p>
        <text:p text:style-name="Preformatted_20_Text"/>
        <text:p text:style-name="Preformatted_20_Text"><text:s text:c="4"/>def on_created(self, event):</text:p>
        <text:p text:style-name="Preformatted_20_Text"><text:s text:c="8"/>if any(event.src_path.endswith(ft) for ft in self.file_types):</text:p>
        <text:p text:style-name="Preformatted_20_Text"><text:s text:c="12"/>self.processor.process_image(event.src_path)</text:p>
        <text:p text:style-name="Preformatted_20_Text"/>
        <text:p text:style-name="Preformatted_20_Text">def start_monitoring(input_dir, processor):</text:p>
        <text:p text:style-name="Preformatted_20_Text"><text:s text:c="4"/>event_handler = ImageHandler(input_dir, processor)</text:p>
        <text:p text:style-name="Preformatted_20_Text"><text:soft-page-break/><text:s text:c="4"/>observer = Observer()</text:p>
        <text:p text:style-name="Preformatted_20_Text"><text:s text:c="4"/>observer.schedule(event_handler, input_dir, recursive=True)</text:p>
        <text:p text:style-name="Preformatted_20_Text"><text:s text:c="4"/>observer.start()</text:p>
        <text:p text:style-name="Preformatted_20_Text"><text:s text:c="4"/>try:</text:p>
        <text:p text:style-name="Preformatted_20_Text"><text:s text:c="8"/>while True:</text:p>
        <text:p text:style-name="Preformatted_20_Text"><text:s text:c="12"/>time.sleep(1)</text:p>
        <text:p text:style-name="Preformatted_20_Text"><text:s text:c="4"/>except KeyboardInterrupt:</text:p>
        <text:p text:style-name="Preformatted_20_Text"><text:s text:c="8"/>observer.stop()</text:p>
        <text:p text:style-name="P25"><text:s text:c="4"/>observer.join()</text:p>
        <text:h text:style-name="Heading_20_4" text:outline-level="4"><text:bookmark-start text:name="__RefHeading___Toc3319_2630949571"/>Step <text:span text:style-name="T9">2</text:span>: Face Detection and Image Processing<text:bookmark-end text:name="__RefHeading___Toc3319_2630949571"/></text:h>
        <text:p text:style-name="Text_20_body">Use OpenCV for face detection, centering, and resizing of the image.</text:p>
        <text:p text:style-name="Preformatted_20_Text">import cv2</text:p>
        <text:p text:style-name="Preformatted_20_Text"/>
        <text:p text:style-name="Preformatted_20_Text">class ImageProcessor:</text:p>
        <text:p text:style-name="Preformatted_20_Text"><text:s text:c="4"/>def __init__(self, output_dir, output_resolution):</text:p>
        <text:p text:style-name="Preformatted_20_Text"><text:s text:c="8"/>self.output_dir = output_dir</text:p>
        <text:p text:style-name="Preformatted_20_Text"><text:s text:c="8"/>self.output_resolution = output_resolution</text:p>
        <text:p text:style-name="Preformatted_20_Text"><text:s text:c="8"/>self.face_cascade = cv2.CascadeClassifier(cv2.data.haarcascades + 'haarcascade_frontalface_default.xml')</text:p>
        <text:p text:style-name="Preformatted_20_Text"/>
        <text:p text:style-name="Preformatted_20_Text"><text:s text:c="4"/>def process_image(self, image_path):</text:p>
        <text:p text:style-name="Preformatted_20_Text"><text:s text:c="8"/># Read the image</text:p>
        <text:p text:style-name="Preformatted_20_Text"><text:s text:c="8"/>image = cv2.imread(image_path)</text:p>
        <text:p text:style-name="Preformatted_20_Text"><text:s text:c="8"/>gray_image = cv2.cvtColor(image, cv2.COLOR_BGR2GRAY)</text:p>
        <text:p text:style-name="Preformatted_20_Text"/>
        <text:p text:style-name="Preformatted_20_Text"><text:s text:c="8"/># Detect faces</text:p>
        <text:p text:style-name="Preformatted_20_Text"><text:s text:c="8"/>faces = self.face_cascade.detectMultiScale(gray_image, scaleFactor=1.1, minNeighbors=5)</text:p>
        <text:p text:style-name="Preformatted_20_Text"/>
        <text:p text:style-name="Preformatted_20_Text"><text:s text:c="8"/>if len(faces) == 0:</text:p>
        <text:p text:style-name="Preformatted_20_Text"><text:s text:c="12"/>print(f"No face detected in image {image_path}")</text:p>
        <text:p text:style-name="Preformatted_20_Text"><text:s text:c="12"/>return</text:p>
        <text:p text:style-name="Preformatted_20_Text"/>
        <text:p text:style-name="Preformatted_20_Text"><text:s text:c="8"/># If multiple faces are found, use the first one</text:p>
        <text:p text:style-name="Preformatted_20_Text"><text:s text:c="8"/>(x, y, w, h) = faces[0]</text:p>
        <text:p text:style-name="Preformatted_20_Text"><text:s text:c="8"/>face_center = (x + w//2, y + h//2)</text:p>
        <text:p text:style-name="Preformatted_20_Text"/>
        <text:p text:style-name="Preformatted_20_Text"><text:s text:c="8"/># Center and resize image</text:p>
        <text:p text:style-name="Preformatted_20_Text"><text:s text:c="8"/>centered_image = self.center_and_resize(image, face_center)</text:p>
        <text:p text:style-name="Preformatted_20_Text"/>
        <text:p text:style-name="Preformatted_20_Text"><text:s text:c="8"/># Save the processed image</text:p>
        <text:p text:style-name="Preformatted_20_Text"><text:s text:c="8"/>filename = os.path.basename(image_path)</text:p>
        <text:p text:style-name="Preformatted_20_Text"><text:s text:c="8"/>output_path = os.path.join(self.output_dir, filename)</text:p>
        <text:p text:style-name="Preformatted_20_Text"><text:s text:c="8"/>cv2.imwrite(output_path, centered_image)</text:p>
        <text:p text:style-name="Preformatted_20_Text"/>
        <text:p text:style-name="Preformatted_20_Text"><text:s text:c="4"/>def center_and_resize(self, image, face_center):</text:p>
        <text:p text:style-name="Preformatted_20_Text"><text:s text:c="8"/># Centering logic based on face_center</text:p>
        <text:p text:style-name="Preformatted_20_Text"><text:s text:c="8"/># Resizing logic based on self.output_resolution</text:p>
        <text:p text:style-name="Preformatted_20_Text"><text:s text:c="8"/># ...</text:p>
        <text:p text:style-name="Preformatted_20_Text"/>
        <text:p text:style-name="Preformatted_20_Text"><text:s text:c="8"/># Placeholder: Return the original image for now</text:p>
        <text:p text:style-name="P25"><text:s text:c="8"/>return image</text:p>
        <text:h text:style-name="Heading_20_4" text:outline-level="4"><text:bookmark-start text:name="__RefHeading___Toc3321_2630949571"/><text:soft-page-break/>Step <text:span text:style-name="T9">3</text:span>: Configuration File Parsing<text:bookmark-end text:name="__RefHeading___Toc3321_2630949571"/></text:h>
        <text:p text:style-name="Text_20_body">Use configparser to read settings from a .conf file.</text:p>
        <text:p text:style-name="Preformatted_20_Text">from configparser import ConfigParser</text:p>
        <text:p text:style-name="Preformatted_20_Text"/>
        <text:p text:style-name="Preformatted_20_Text">def read_conf(conf_file_path):</text:p>
        <text:p text:style-name="Preformatted_20_Text"><text:s text:c="4"/>config = ConfigParser()</text:p>
        <text:p text:style-name="Preformatted_20_Text"><text:s text:c="4"/>config.read(conf_file_path)</text:p>
        <text:p text:style-name="Preformatted_20_Text"><text:s text:c="4"/>return config</text:p>
        <text:p text:style-name="Preformatted_20_Text"/>
        <text:p text:style-name="Preformatted_20_Text">def main():</text:p>
        <text:p text:style-name="Preformatted_20_Text"><text:s text:c="4"/>conf_file_path = 'settings.conf'</text:p>
        <text:p text:style-name="Preformatted_20_Text"><text:s text:c="4"/>conf = read_conf(conf_file_path)</text:p>
        <text:p text:style-name="Preformatted_20_Text"/>
        <text:p text:style-name="Preformatted_20_Text"><text:s text:c="4"/>input_dir = conf['Paths']['InputDirectory']</text:p>
        <text:p text:style-name="Preformatted_20_Text"><text:s text:c="4"/>output_dir = conf['Paths']['OutputDirectory']</text:p>
        <text:p text:style-name="Preformatted_20_Text"><text:s text:c="4"/>output_resolution = tuple(map(int, conf['Settings']['OutputResolution'].split(',')))</text:p>
        <text:p text:style-name="Preformatted_20_Text"/>
        <text:p text:style-name="Preformatted_20_Text"><text:s text:c="4"/>processor = ImageProcessor(output_dir, output_resolution)</text:p>
        <text:p text:style-name="Preformatted_20_Text"><text:s text:c="4"/>start_monitoring(input_dir, processor)</text:p>
        <text:p text:style-name="Preformatted_20_Text"/>
        <text:p text:style-name="Preformatted_20_Text">if __name__ == "__main__":</text:p>
        <text:p text:style-name="P25"><text:s text:c="4"/>main()</text:p>
        <text:h text:style-name="Heading_20_4" text:outline-level="4"><text:bookmark-start text:name="__RefHeading___Toc3323_2630949571"/>Step 4: Configuration File (<text:span text:style-name="Source_20_Text">settings.conf</text:span>)<text:bookmark-end text:name="__RefHeading___Toc3323_2630949571"/></text:h>
        <text:p text:style-name="Text_20_body"><text:span text:style-name="Source_20_Text">[Paths] InputDirectory = /path/to/input OutputDirectory = /path/to/output [Settings] OutputResolution = 1920,1080</text:span></text:p>
        <text:p text:style-name="Text_20_body">Ensure to implement a robust error handling system and address edge cases such as handling the absence of faces. The above instructions provide a high-level outline for your developers and should be completed with the implementation of specific functions like <text:span text:style-name="Source_20_Text">center_and_resize</text:span> which will require additional image processing logic based on face position and desired resolution.</text:p>
        <text:p text:style-name="Text_20_body"><text:line-break/></text:p>
      </text:section>
      <text:section text:style-name="Sect2" text:name="chatbox-input">
        <text:p text:style-name="P9"/>
      </text:section>
      <text:p text:style-name="P1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" style:font-pitch="variable"/>
    <style:font-face style:name="Roboto Condensed" svg:font-family="'Roboto Condensed'" style:font-pitch="variable"/>
    <style:font-face style:name="Roboto Condensed1" svg:font-family="'Roboto Condensed'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2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2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2" style:font-family-complex="'Lohit Devanagari'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4965in" style:type="right" style:leader-style="dotted" style:leader-text="."/>
        </style:tab-stops>
      </style:paragraph-properties>
      <style:text-properties style:font-name="Roboto Condensed1" fo:font-family="'Roboto Condensed'" style:font-style-name="Regular" style:font-pitch="variable"/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6.2992in" style:type="right" style:leader-style="dotted" style:leader-text="."/>
        </style:tab-stops>
      </style:paragraph-properties>
      <style:text-properties style:font-name="Roboto Condensed1" fo:font-family="'Roboto Condensed'" style:font-style-name="Regular" style:font-pitch="variable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6929in" style:type="right" style:leader-style="dotted" style:leader-text="."/>
        </style:tab-stops>
      </style:paragraph-properties>
      <style:text-properties style:font-name="Roboto Condensed1" fo:font-family="'Roboto Condensed'" style:font-style-name="Regular" style:font-pitch="variable"/>
    </style:style>
    <style:style style:name="Contents_20_4" style:display-name="Contents 4" style:family="paragraph" style:parent-style-name="Index" style:class="index">
      <style:paragraph-properties fo:margin-left="0.5902in" fo:text-indent="0in" style:auto-text-indent="false">
        <style:tab-stops>
          <style:tab-stop style:position="6.1028in" style:type="right" style:leader-style="dotted" style:leader-text="."/>
        </style:tab-stops>
      </style:paragraph-properties>
      <style:text-properties style:font-name="Roboto Condensed1" fo:font-family="'Roboto Condensed'" style:font-style-name="Regular" style:font-pitch="variable"/>
    </style:style>
    <style:style style:name="Contents_20_5" style:display-name="Contents 5" style:family="paragraph" style:parent-style-name="Index" style:class="index">
      <style:paragraph-properties fo:margin-left="0.7874in" fo:text-indent="0in" style:auto-text-indent="false">
        <style:tab-stops>
          <style:tab-stop style:position="5.9055in" style:type="right" style:leader-style="dotted" style:leader-text="."/>
        </style:tab-stops>
      </style:paragraph-properties>
      <style:text-properties style:font-name="Roboto Condensed1" fo:font-family="'Roboto Condensed'" style:font-style-name="Regular" style:font-pitch="variable"/>
    </style:style>
    <style:style style:name="Contents_20_6" style:display-name="Contents 6" style:family="paragraph" style:parent-style-name="Index" style:class="index">
      <style:paragraph-properties fo:margin-left="0.9839in" fo:text-indent="0in" style:auto-text-indent="false">
        <style:tab-stops>
          <style:tab-stop style:position="5.7091in" style:type="right" style:leader-style="dotted" style:leader-text="."/>
        </style:tab-stops>
      </style:paragraph-properties>
      <style:text-properties style:font-name="Roboto Condensed1" fo:font-family="'Roboto Condensed'" style:font-style-name="Regular" style:font-pitch="variable"/>
    </style:style>
    <style:style style:name="Contents_20_7" style:display-name="Contents 7" style:family="paragraph" style:parent-style-name="Index" style:class="index">
      <style:paragraph-properties fo:margin-left="1.1811in" fo:text-indent="0in" style:auto-text-indent="false">
        <style:tab-stops>
          <style:tab-stop style:position="5.5118in" style:type="right" style:leader-style="dotted" style:leader-text="."/>
        </style:tab-stops>
      </style:paragraph-properties>
      <style:text-properties style:font-name="Roboto Condensed1" fo:font-family="'Roboto Condensed'" style:font-style-name="Regular" style:font-pitch="variable"/>
    </style:style>
    <style:style style:name="Contents_20_8" style:display-name="Contents 8" style:family="paragraph" style:parent-style-name="Index" style:class="index">
      <style:paragraph-properties fo:margin-left="1.378in" fo:text-indent="0in" style:auto-text-indent="false">
        <style:tab-stops>
          <style:tab-stop style:position="5.3154in" style:type="right" style:leader-style="dotted" style:leader-text="."/>
        </style:tab-stops>
      </style:paragraph-properties>
      <style:text-properties style:font-name="Roboto Condensed1" fo:font-family="'Roboto Condensed'" style:font-style-name="Regular" style:font-pitch="variable"/>
    </style:style>
    <style:style style:name="Contents_20_9" style:display-name="Contents 9" style:family="paragraph" style:parent-style-name="Index" style:class="index">
      <style:paragraph-properties fo:margin-left="1.5752in" fo:text-indent="0in" style:auto-text-indent="false">
        <style:tab-stops>
          <style:tab-stop style:position="5.1181in" style:type="right" style:leader-style="dotted" style:leader-text="."/>
        </style:tab-stops>
      </style:paragraph-properties>
      <style:text-properties style:font-name="Roboto Condensed1" fo:font-family="'Roboto Condensed'" style:font-style-name="Regular" style:font-pitch="variable"/>
    </style:style>
    <style:style style:name="Contents_20_10" style:display-name="Contents 10" style:family="paragraph" style:parent-style-name="Index" style:class="index">
      <style:paragraph-properties fo:margin-left="1.7717in" fo:text-indent="0in" style:auto-text-indent="false">
        <style:tab-stops>
          <style:tab-stop style:position="4.9217in" style:type="right" style:leader-style="dotted" style:leader-text="."/>
        </style:tab-stops>
      </style:paragraph-properties>
      <style:text-properties style:font-name="Roboto Condensed1" fo:font-family="'Roboto Condensed'" style:font-style-name="Regular" style:font-pitch="variable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2" style:font-family-complex="'Lohit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>
        <style:tab-stops>
          <style:tab-stop style:position="1.5in"/>
          <style:tab-stop style:position="3.3465in" style:type="center"/>
          <style:tab-stop style:position="6.6929in" style:type="right"/>
        </style:tab-stops>
      </style:paragraph-properties>
      <style:text-properties style:font-name="Roboto Condensed" officeooo:rsid="00074b58" officeooo:paragraph-rsid="00074b58"/>
    </style:style>
    <style:style style:name="MP2" style:family="paragraph" style:parent-style-name="Header">
      <style:paragraph-properties>
        <style:tab-stops>
          <style:tab-stop style:position="1.5in"/>
          <style:tab-stop style:position="2.5626in"/>
          <style:tab-stop style:position="3.3465in" style:type="center"/>
          <style:tab-stop style:position="6.6929in" style:type="right"/>
        </style:tab-stops>
      </style:paragraph-properties>
      <style:text-properties style:font-name="Roboto" fo:letter-spacing="0.0098in" officeooo:rsid="00074b58" officeooo:paragraph-rsid="00074b58"/>
    </style:style>
    <style:style style:name="MP3" style:family="paragraph" style:parent-style-name="Header">
      <style:paragraph-properties>
        <style:tab-stops>
          <style:tab-stop style:position="1.5in"/>
          <style:tab-stop style:position="3.3465in" style:type="center"/>
          <style:tab-stop style:position="6.6902in" style:type="right"/>
          <style:tab-stop style:position="6.6929in" style:type="right"/>
        </style:tab-stops>
      </style:paragraph-properties>
      <style:text-properties style:font-name="Roboto Condensed" officeooo:rsid="00074b58" officeooo:paragraph-rsid="00074b58"/>
    </style:style>
    <style:style style:name="MP4" style:family="paragraph" style:parent-style-name="Header" style:master-page-name="">
      <style:paragraph-properties style:page-number="auto" fo:padding="0.0201in" fo:border-left="none" fo:border-right="none" fo:border-top="none" fo:border-bottom="0.06pt solid #ff0000">
        <style:tab-stops>
          <style:tab-stop style:position="1.5in"/>
          <style:tab-stop style:position="3.3465in" style:type="center"/>
          <style:tab-stop style:position="6.6929in" style:type="right"/>
        </style:tab-stops>
      </style:paragraph-properties>
      <style:text-properties style:font-name="Roboto Condensed" fo:font-size="2pt" officeooo:rsid="00074b58" officeooo:paragraph-rsid="00074b58" style:font-size-asian="1.75pt" style:font-size-complex="2pt"/>
    </style:style>
    <style:style style:name="MP5" style:family="paragraph" style:parent-style-name="Footer">
      <style:text-properties style:font-name="Roboto Condensed" officeooo:rsid="000c1b8a" officeooo:paragraph-rsid="000c1b8a"/>
    </style:style>
    <style:style style:name="MT1" style:family="text">
      <style:text-properties fo:color="#ff0000" loext:opacity="100%" style:font-name="Roboto" fo:letter-spacing="0.0098in" fo:font-weight="bold" style:font-weight-asian="bold" style:font-weight-complex="bold"/>
    </style:style>
    <style:style style:name="MT2" style:family="text">
      <style:text-properties fo:color="#333333" loext:opacity="100%" style:font-name="Roboto" fo:letter-spacing="0.0098in"/>
    </style:style>
    <style:style style:name="MT3" style:family="text">
      <style:text-properties fo:color="#ff0000" loext:opacity="100%" fo:font-weight="bold" style:font-weight-asian="bold" style:font-weight-complex="bold"/>
    </style:style>
    <style:style style:name="MT4" style:family="text">
      <style:text-properties fo:color="#333333" loext:opacity="100%"/>
    </style:style>
    <style:style style:name="MT5" style:family="text">
      <style:text-properties fo:color="#333333" loext:opacity="100%" fo:font-style="italic" officeooo:rsid="000a0bcd" style:font-style-asian="italic" style:font-style-complex="italic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p text:style-name="MP1"><draw:frame draw:style-name="Mfr1" draw:name="Image1 Copy 1" text:anchor-type="char" svg:x="0.0291in" svg:y="0.1252in" svg:width="1.3528in" svg:height="0.3701in" draw:z-index="5"><draw:image xlink:href="Pictures/100000010000010B000000496254C7F00EF0828D.png" xlink:type="simple" xlink:show="embed" xlink:actuate="onLoad" draw:mime-type="image/png"/></draw:frame><text:tab/><text:span text:style-name="MT1">R</text:span><text:span text:style-name="MT2">apid </text:span></text:p>
        <text:p text:style-name="MP2"><text:span text:style-name="MT3"><text:tab/>A</text:span><text:span text:style-name="MT4">pplication</text:span> <text:tab/></text:p>
        <text:p text:style-name="MP3"><text:span text:style-name="MT1"><text:tab/>D</text:span><text:span text:style-name="MT2">evelopment</text:span><text:span text:style-name="MT4"> </text:span><text:tab/><text:tab/><text:span text:style-name="MT4">Consulting / </text:span><text:span text:style-name="MT5">Snow D.</text:span></text:p>
        <text:p text:style-name="MP4"/>
      </style:header>
      <style:footer>
        <text:p text:style-name="MP5">Date: <text:date style:data-style-name="N37" text:date-value="2023-12-09T11:49:56.449037874">12/09/23</text:date><text:tab/>Page <text:page-number text:select-page="current">6</text:page-number><text:s/>/ <text:page-count>6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5T10:51:41.730992327</meta:creation-date>
    <dc:date>2023-12-09T11:49:56.340596524</dc:date>
    <meta:editing-duration>PT1H12S</meta:editing-duration>
    <meta:editing-cycles>10</meta:editing-cycles>
    <meta:generator>LibreOffice/7.6.2.1$Linux_X86_64 LibreOffice_project/60$Build-1</meta:generator>
    <meta:print-date>2023-11-25T11:46:33.255036533</meta:print-date>
    <meta:printed-by>PDF files</meta:printed-by>
    <meta:document-statistic meta:table-count="1" meta:image-count="1" meta:object-count="0" meta:page-count="6" meta:paragraph-count="118" meta:word-count="519" meta:character-count="4614" meta:non-whitespace-character-count="3833"/>
  </office:meta>
</office:document-meta>
</file>